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fo:background-color="#ffff00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1c1b94" fo:background-color="transparent" style:font-weight-asian="normal" style:font-weight-complex="normal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4f77cf" officeooo:paragraph-rsid="004f77cf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18003" officeooo:paragraph-rsid="00518003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f2328" style:font-name="ui-monospace" fo:font-size="7.80000019073486pt" fo:letter-spacing="normal" fo:font-style="normal" fo:font-weight="normal" officeooo:paragraph-rsid="001c1b94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8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fo:letter-spacing="normal"/>
    </style:style>
    <style:style style:name="P9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style:font-name="ui-monospace" fo:font-size="7.80000019073486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1f2328" style:font-name="ui-monospace" fo:font-size="7.80000019073486pt" fo:letter-spacing="normal" fo:font-style="normal" fo:font-weight="normal" officeooo:rsid="00512c9c" officeooo:paragraph-rsid="00512c9c"/>
    </style:style>
    <style:style style:name="P11" style:family="paragraph" style:parent-style-name="Preformatted_20_Text">
      <style:text-properties fo:font-variant="normal" fo:text-transform="none" fo:color="#1f2328" style:font-name="ui-monospace" fo:font-size="9.75pt" fo:letter-spacing="normal" fo:font-style="normal" fo:font-weight="normal" officeooo:paragraph-rsid="00529de0"/>
    </style:style>
    <style:style style:name="P12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paragraph-rsid="00529de0"/>
    </style:style>
    <style:style style:name="P13" style:family="paragraph" style:parent-style-name="Text_20_body">
      <style:text-properties officeooo:paragraph-rsid="00529de0"/>
    </style:style>
    <style:style style:name="P14" style:family="paragraph" style:parent-style-name="Text_20_body">
      <style:text-properties officeooo:rsid="005859df" officeooo:paragraph-rsid="005859df"/>
    </style:style>
    <style:style style:name="T1" style:family="text">
      <style:text-properties officeooo:rsid="00253743"/>
    </style:style>
    <style:style style:name="T2" style:family="text">
      <style:text-properties officeooo:rsid="00254972"/>
    </style:style>
    <style:style style:name="T3" style:family="text">
      <style:text-properties officeooo:rsid="0039deb5"/>
    </style:style>
    <style:style style:name="T4" style:family="text">
      <style:text-properties style:font-name="monospace"/>
    </style:style>
    <style:style style:name="T5" style:family="text">
      <style:text-properties style:font-name="serif"/>
    </style:style>
    <style:style style:name="T6" style:family="text">
      <style:text-properties officeooo:rsid="003eabf6"/>
    </style:style>
    <style:style style:name="T7" style:family="text">
      <style:text-properties officeooo:rsid="003f0ccf"/>
    </style:style>
    <style:style style:name="T8" style:family="text">
      <style:text-properties officeooo:rsid="0047468f"/>
    </style:style>
    <style:style style:name="T9" style:family="text">
      <style:text-properties officeooo:rsid="004bf9ce"/>
    </style:style>
    <style:style style:name="T10" style:family="text">
      <style:text-properties style:font-name="ui-monospace" fo:font-size="7.80000019073486pt" fo:font-style="normal" fo:font-weight="normal"/>
    </style:style>
    <style:style style:name="T11" style:family="text">
      <style:text-properties officeooo:rsid="00529d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29d2a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529d2a" fo:background-color="#ffff00" loext:char-shading-value="0" style:font-weight-asian="bold" style:font-weight-complex="bold"/>
    </style:style>
    <style:style style:name="T16" style:family="text">
      <style:text-properties fo:font-weight="bold" officeooo:rsid="00529d2a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officeooo:rsid="005688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Установка</text:p>
      <text:p text:style-name="P5">кидаем готовый конфиг в ~</text:p>
      <text:p text:style-name="P5">https://github.com/Maybe707/Vimrc/blob/main/.vimrc</text:p>
      <text:p text:style-name="P4"/>
      <text:p text:style-name="P4"/>
      <text:p text:style-name="P4"><text:a xlink:type="simple" xlink:href="https://github.com/junegunn/vim-plug?tab=readme-ov-file" text:style-name="Internet_20_link" text:visited-style-name="Visited_20_Internet_20_Link">https://github.com/junegunn/vim-plug?tab=readme-ov-file</text:a> <text:s text:c="4"/>менеджер плагинов</text:p>
      <text:p text:style-name="P1"/>
      <text:p text:style-name="P6">curl -fLo ~/.vim/autoload/plug.vim --create-dirs \</text:p>
      <text:p text:style-name="P8"><text:s text:c="4"/><text:a xlink:type="simple" xlink:href="https://raw.githubusercontent.com/junegunn/vim-plug/master/plug.vim" text:style-name="Internet_20_link" text:visited-style-name="Visited_20_Internet_20_Link"><text:span text:style-name="T10">https://raw.githubusercontent.com/junegunn/vim-plug/master/plug.vim</text:span></text:a></text:p>
      <text:p text:style-name="P9"/>
      <text:p text:style-name="P10">Далее войти в vim <text:s text:c="2"/></text:p>
      <text:p text:style-name="P10"><text:span text:style-name="T17">:</text:span><text:span text:style-name="T16">source % <text:s text:c="8"/></text:span><text:span text:style-name="T11"><text:s text:c="10"/>вычитать текущий конфиг</text:span></text:p>
      <text:p text:style-name="P10">:PlugInstall</text:p>
      <text:p text:style-name="Text_20_body"/>
      <text:p text:style-name="Text_20_body"><text:a xlink:type="simple" xlink:href="https://github.com/neoclide/coc.nvim" text:style-name="Internet_20_link" text:visited-style-name="Visited_20_Internet_20_Link">https://github.com/neoclide/coc.nvim</text:a></text:p>
      <text:p text:style-name="P13">Install nodejs &gt;= 16.18.0:</text:p>
      <text:p text:style-name="P11">sudo su</text:p>
      <text:p text:style-name="P11">curl -sL install-node.vercel.app/lts | bash</text:p>
      <text:p text:style-name="P11"/>
      <text:p text:style-name="P12">:call coc#util#install()</text:p>
      <text:p text:style-name="P13"/>
      <text:p text:style-name="P14">Установить языковой сервер clangd</text:p>
      <text:p text:style-name="P14"><text:a xlink:type="simple" xlink:href="https://clangd.llvm.org/installation" text:style-name="Internet_20_link" text:visited-style-name="Visited_20_Internet_20_Link">https://clangd.llvm.org/installation</text:a></text:p>
      <text:p text:style-name="P13">sudo apt-get install clangd-12</text:p>
      <text:p text:style-name="P13">sudo update-alternatives --install /usr/bin/clangd clangd /usr/bin/clangd-12 100</text:p>
      <text:p text:style-name="P13"><text:line-break/><text:a xlink:type="simple" xlink:href="https://github.com/clangd/coc-clangd" text:style-name="Internet_20_link" text:visited-style-name="Visited_20_Internet_20_Link">https://github.com/clangd/coc-clangd</text:a></text:p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>Команда du -s * | sort -nr выводит список файлов и каталогов,</text:p>
      <text:p text:style-name="P1">отсортированных по занимаемому ими пространству в порядке убывания</text:p>
      <text:p text:style-name="P1"/>
      <text:p text:style-name="P1">Ctrl+Z, чтобы приостановить работу <text:s/>используйте команду fg, чтобы вернуться <text:span text:style-name="T1">(можно несколько прог и затем <text:s/>fg 1 <text:s/>fg 2)</text:span></text:p>
      <text:p text:style-name="P1"/>
      <text:p text:style-name="P1">Помимо нажатия Ctrl+Z и управления задачами, допускается ввести :sh, чтобы</text:p>
      <text:p text:style-name="P1">запустить новую оболочку. Нажмите Ctrl+D или введите команду exit, чтобы за-</text:p>
      <text:p text:style-name="P1">вершить работу в оболочке и вернуться к программе vi</text:p>
      <text:p text:style-name="P1"/>
      <text:p text:style-name="P1">:set nu в командном режиме. <text:s/>- <text:span text:style-name="T2">нумерация</text:span></text:p>
      <text:p text:style-name="P1"/>
      <text:p text:style-name="P1">Если поместить команду в файл с именем .exrc в домашнем каталоге, редактор будет автоматически выполнять ее при каждом запуске</text:p>
      <text:p text:style-name="P1"/>
      <text:p text:style-name="P1">w — переход вперед на одно слово (слова — это буквенно-цифровые символы);</text:p>
      <text:p text:style-name="P1">W — переход вперед на одно слово (слова разделяются пробелом);</text:p>
      <text:p text:style-name="P1">b — переход назад на одно слово (слова — это буквенно-цифровые символы);</text:p>
      <text:p text:style-name="P1">B — переход назад на одно слово (слова разделяются пробелом);</text:p>
      <text:p text:style-name="P1">G — переход к определенной строке.</text:p>
      <text:p text:style-name="P1">Переключить регистр ~</text:p>
      <text:p text:style-name="P1">Повторить последнее действие .</text:p>
      <text:p text:style-name="P1">Отменить последнее изменение u</text:p>
      <text:p text:style-name="P1">Восстановить строку в исходное состояние U</text:p>
      <text:p text:style-name="P1">^F — прокрутка вперед на один экран;</text:p>
      <text:p text:style-name="P1">^B — прокрутка назад на один экран;</text:p>
      <text:p text:style-name="P1">^D — прокрутка вперед на половину экрана (вниз);</text:p>
      <text:p text:style-name="P1">^U — прокрутка назад на половину экрана (вверх).</text:p>
      <text:p text:style-name="P1">Существуют также команды для прокрутки экрана вверх на одну строку ( ^E)</text:p>
      <text:p text:style-name="P1">и вниз на одну строку (^Y). Однако эти две команды не затрагивают курсор.</text:p>
      <text:p text:style-name="P1">z Enter и z+ Enter — переместить текущую строку в верхнюю часть экрана и про-</text:p>
      <text:p text:style-name="P1">крутить;</text:p>
      <text:p text:style-name="P1">z. — переместить текущую строку в центр экрана и прокрутить;</text:p>
      <text:p text:style-name="P1">z- — переместить текущую строку в нижнюю часть экрана и прокрутить</text:p>
      <text:p text:style-name="P1"/>
      <text:p text:style-name="P1">200z Enter переходит к строке 200, отображая ее в верхней части экрана</text:p>
      <text:p text:style-name="P1"/>
      <text:p text:style-name="P1">Команда Ctrl+G в программе vi отображает в нижней части экрана текущий номер строки, общее количество строк в файле и какой процент от общего числа представляет текущий номер строки</text:p>
      <text:p text:style-name="P1"/>
      <text:p text:style-name="P1">Две обратные кавычки (``) возвратят вас в исходное положение :</text:p>
      <text:p text:style-name="P1">Два апострофа ('') работают так же, как две обратные кавычки, за исключением того, что они возвращают курсор в начало</text:p>
      <text:p text:style-name="P1">строки, а не точно туда, где он находился</text:p>
      <text:p text:style-name="P1"/>
      <text:p text:style-name="P1">mx — отметить текущую позицию символом x (вместо x можно использовать</text:p>
      <text:p text:style-name="P1">любую букву; vi допускает использование только строчных букв, Vim допускает</text:p>
      <text:p text:style-name="P1">и различает прописные и строчные буквы)</text:p>
      <text:p text:style-name="P1"/>
      <text:p text:style-name="P1">'x (апостроф) — переместить курсор на первый символ строки, отмеченной</text:p>
      <text:p text:style-name="P1">символом x;</text:p>
      <text:p text:style-name="P1">`x (обратная кавычка) — переместить курсор на символ, отмеченный симво-</text:p>
      <text:p text:style-name="P1">лом x;</text:p>
      <text:p text:style-name="P1"/>
      <text:p text:style-name="P1">Чтобы перейти к строке 6 в файле, введите:</text:p>
      <text:p text:style-name="P1">:6 <text:s/>нажмите Enter.</text:p>
      <text:p text:style-name="P1"/>
      <text:p text:style-name="P1">Поскольку переключение на предыдущий файл довольно частая операция, в vi предусмотрена команда Ctrl+^, которая идентична :e #.</text:p>
      <text:p text:style-name="P1"/>
      <text:p text:style-name="P1">Синтаксис команды замены следующий:</text:p>
      <text:p text:style-name="P1">:s/старый/новый/</text:p>
      <text:p text:style-name="P1"/>
      <text:p text:style-name="P1">:%s/старый/новый/g <text:span text:style-name="T3">(</text:span> :1,$s/старый/новый/g<text:span text:style-name="T3">)</text:span> <text:s/><text:span text:style-name="T3">замена строки во всем файле </text:span></text:p>
      <text:p text:style-name="P1"/>
      <text:p text:style-name="P1">Если вы хотите просмотреть результаты поиска и подтвердить каждую замену прежде, чем она будет выполнена, добавьте параметр c (сокращение от confirm) в конец команды замены:</text:p>
      <text:p text:style-name="P1">:1,30s/his/the/gc</text:p>
      <text:p text:style-name="P1"/>
      <text:p text:style-name="P1">/which — искать which;</text:p>
      <text:p text:style-name="P7"><text:bookmark text:name="p320R_mc9269"/><text:span text:style-name="T4">n</text:span><text:bookmark text:name="p320R_mc9270"/> — <text:span text:style-name="T5">повторить поиск</text:span></text:p>
      <text:p text:style-name="P1"/>
      <text:p text:style-name="P1">Синтаксис следующий:</text:p>
      <text:p text:style-name="P1">:g/шаблон/s/старое/новое/g</text:p>
      <text:p text:style-name="P1"/>
      <text:p text:style-name="P1">Восклицательный знак (!) указывает ex создать оболочку и интерпретировать следующий за ним текст как команду Unix:</text:p>
      <text:p text:style-name="P1">:!команда</text:p>
      <text:p text:style-name="P1"/>
      <text:p text:style-name="P1">Допускается сочетание :read с вызовом оболочки для считывания результатов команды Unix в файл. Очень простой пример:</text:p>
      <text:p text:style-name="P1">:read !date <text:s/><text:span text:style-name="T6">( </text:span>:r !date <text:span text:style-name="T6">)</text:span></text:p>
      <text:p text:style-name="P1"/>
      <text:p text:style-name="P1">:set autoindent <text:s text:c="2"/><text:span text:style-name="T7">отступы</text:span></text:p>
      <text:p text:style-name="P1">Когда вы введете код при включенном автоматическом отступе, набрав в начале строки Ctrl+T, вы получите следующий уровень отступа, а набрав Ctrl+D, уберете один. ввод Ctrl+T и Ctrl+D осуществляется в режиме редактирования</text:p>
      <text:p text:style-name="P1"/>
      <text:p text:style-name="P1">https://habr.com/ru/articles/221267/<text:span text:style-name="T8">vimc</text:span></text:p>
      <text:p text:style-name="P1">В Vim есть подходящая для нас опция — exrc. Она говорит vim'у искать дополнительный .vimrc в текущей рабочей директории. Таким образом, мы можем иметь один файлик в корне каждого проекта с его специфическими настройками.</text:p>
      <text:p text:style-name="P1"/>
      <text:p text:style-name="P1">https://snowarch.blogspot.com/2014/07/vim-cc.html</text:p>
      <text:p text:style-name="P1">Vundle - плагин для управления плагинами (и такое бывает). С его помощью можно ставить плагины просто указывая их имена в ~/.vimrc.</text:p>
      <text:p text:style-name="P1"/>
      <text:p text:style-name="P1">Запускаем Vim и пишем: :PluginInstall</text:p>
      <text:p text:style-name="P1"/>
      <text:p text:style-name="P2"><text:a xlink:type="simple" xlink:href="https://vimawesome.com/" text:style-name="Internet_20_link" text:visited-style-name="Visited_20_Internet_20_Link">https://vimawesome.com/</text:a></text:p>
      <text:p text:style-name="P2"/>
      <text:p text:style-name="P3">vim-cmake <text:s text:c="2"/><text:span text:style-name="T9">работает <text:s text:c="2"/>описание <text:s text:c="2"/>https://github.com/vhdirk/vim-cmake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4T10:39:53.829710280</dc:date>
    <meta:editing-duration>PT10H22M</meta:editing-duration>
    <meta:editing-cycles>54</meta:editing-cycles>
    <meta:document-statistic meta:table-count="0" meta:image-count="0" meta:object-count="0" meta:page-count="1" meta:paragraph-count="83" meta:word-count="638" meta:character-count="4754" meta:non-whitespace-character-count="4135"/>
  </office:meta>
</office:document-meta>
</file>